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BoldMT" svg:font-family="Arial-BoldMT"/>
    <style:font-face style:name="ArialMT1"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Times New Roman" fo:font-size="10pt" fo:language="ru" fo:country="RU" style:font-name-asian="TimesNewRoman" style:font-size-asian="10pt" style:font-name-complex="TimesNewRoman" style:font-size-complex="10pt"/>
    </style:style>
    <style:style style:name="P2" style:family="paragraph" style:parent-style-name="Standard">
      <style:paragraph-properties fo:text-align="justify" style:justify-single-word="false"/>
      <style:text-properties style:font-name="Times New Roman" fo:font-size="10pt" fo:language="ru" fo:country="RU"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autospace="none"/>
      <style:text-properties style:font-name="Times New Roman" fo:font-size="10pt" fo:language="ru" fo:country="RU" fo:font-weight="bold" style:font-name-asian="ArialMT" style:font-size-asian="10pt" style:font-weight-asian="bold" style:font-name-complex="ArialMT" style:font-size-complex="10pt" style:font-weight-complex="bold"/>
    </style:style>
    <style:style style:name="P4" style:family="paragraph" style:parent-style-name="Standard">
      <style:paragraph-properties fo:text-align="justify" style:justify-single-word="fals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5"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name-asian="ArialMT1" style:font-size-asian="10pt" style:font-style-asian="italic" style:font-weight-asian="normal" style:font-name-complex="ArialMT1" style:font-size-complex="10pt" style:font-style-complex="italic" style:font-weight-complex="normal"/>
    </style:style>
    <style:style style:name="P7"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name-asian="ArialMT" style:font-size-asian="10pt" style:font-style-asian="italic" style:font-weight-asian="normal" style:font-name-complex="ArialMT" style:font-size-complex="10pt" style:font-style-complex="italic" style:font-weight-complex="normal"/>
    </style:style>
    <style:style style:name="P8" style:family="paragraph" style:parent-style-name="Standard">
      <style:paragraph-properties fo:text-align="justify" style:justify-single-word="false" style:text-autospace="none"/>
      <style:text-properties style:font-name="Times New Roman" fo:font-size="10pt" fo:language="ru" fo:country="RU" fo:font-style="italic" style:font-size-asian="10pt" style:font-style-asian="italic" style:font-size-complex="10pt" style:font-style-complex="italic"/>
    </style:style>
    <style:style style:name="P9" style:family="paragraph" style:parent-style-name="Standard">
      <style:paragraph-properties fo:text-align="justify" style:justify-single-word="false" style:text-autospace="none"/>
      <style:text-properties style:font-name="Times New Roman" fo:font-size="10pt" fo:language="ru" fo:country="RU"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text-align="justify" style:justify-single-word="false" style:text-autospace="none"/>
      <style:text-properties style:font-name="Times New Roman" fo:font-size="10pt" fo:language="ru" fo:country="RU" fo:font-style="italic" style:font-name-asian="ArialMT" style:font-size-asian="10pt" style:font-style-asian="italic" style:font-name-complex="ArialMT" style:font-size-complex="10pt" style:font-style-complex="italic"/>
    </style:style>
    <style:style style:name="P11" style:family="paragraph" style:parent-style-name="Standard">
      <style:paragraph-properties fo:text-align="justify" style:justify-single-word="false" style:text-autospace="none"/>
      <style:text-properties style:font-name="Times New Roman" fo:font-size="10pt" fo:language="ru" fo:country="RU"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fo:text-align="justify" style:justify-single-word="false" style:text-autospace="none"/>
      <style:text-properties style:font-name="Times New Roman" fo:font-size="10pt" fo:language="ru" fo:country="RU" fo:font-style="normal" fo:font-weight="bold" style:font-name-asian="ArialMT" style:font-size-asian="10pt" style:font-style-asian="normal" style:font-weight-asian="bold" style:font-name-complex="ArialMT" style:font-size-complex="10pt" style:font-style-complex="normal" style:font-weight-complex="bold"/>
    </style:style>
    <style:style style:name="P13"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14"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16"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17" style:family="paragraph" style:parent-style-name="Standard">
      <style:paragraph-properties fo:text-align="justify" style:justify-single-word="false" style:text-autospace="none"/>
      <style:text-properties style:font-name="Times New Roman" fo:font-size="10pt" fo:language="ru" fo:country="RU" style:font-size-asian="10pt" style:font-size-complex="10pt"/>
    </style:style>
    <style:style style:name="P18" style:family="paragraph" style:parent-style-name="Standard">
      <style:paragraph-properties fo:text-align="justify" style:justify-single-word="false" style:text-autospace="none"/>
      <style:text-properties style:font-name="Times New Roman" fo:font-size="10pt" fo:language="ru" fo:country="RU" fo:font-weight="normal" style:font-name-asian="ArialMT" style:font-size-asian="10pt" style:font-weight-asian="normal" style:font-name-complex="ArialMT" style:font-size-complex="10pt" style:font-weight-complex="normal"/>
    </style:style>
    <style:style style:name="P19" style:family="paragraph" style:parent-style-name="Standard">
      <style:paragraph-properties fo:text-align="justify" style:justify-single-word="false" style:text-autospace="none"/>
      <style:text-properties style:font-name="Times New Roman" fo:font-size="10pt" fo:language="ru" fo:country="RU" style:font-name-asian="ArialMT" style:font-size-asian="10pt" style:font-name-complex="ArialMT" style:font-size-complex="10pt"/>
    </style:style>
    <style:style style:name="P20" style:family="paragraph" style:parent-style-name="Standard">
      <style:paragraph-properties fo:text-align="justify" style:justify-single-word="false" style:text-autospace="none"/>
      <style:text-properties style:font-name="Times New Roman" fo:font-size="10pt" fo:language="ru" fo:country="RU" style:font-name-asian="Arial-BoldMT" style:font-size-asian="10pt" style:font-name-complex="Arial-BoldMT" style:font-size-complex="10pt"/>
    </style:style>
    <style:style style:name="P21" style:family="paragraph" style:parent-style-name="Standard">
      <style:paragraph-properties fo:text-align="justify" style:justify-single-word="false" style:text-autospace="none"/>
      <style:text-properties style:font-name="Times New Roman" fo:font-size="10pt" fo:font-style="normal" style:font-size-asian="10pt" style:font-style-asian="normal" style:font-size-complex="10pt" style:font-style-complex="normal"/>
    </style:style>
    <style:style style:name="P22" style:family="paragraph" style:parent-style-name="Standard">
      <style:paragraph-properties fo:text-align="justify" style:justify-single-word="false" style:text-autospace="none"/>
      <style:text-properties style:font-name="Times New Roman" fo:font-size="10pt" fo:font-style="normal" style:font-name-asian="ArialMT" style:font-size-asian="10pt" style:font-style-asian="normal" style:font-name-complex="ArialMT" style:font-size-complex="10pt" style:font-style-complex="normal"/>
    </style:style>
    <style:style style:name="P23" style:family="paragraph" style:parent-style-name="Standard">
      <style:paragraph-properties fo:text-align="justify" style:justify-single-word="false" style:text-autospace="none"/>
      <style:text-properties style:font-name="Times New Roman" fo:font-size="10pt" fo:language="en" fo:country="US" fo:font-style="italic" style:font-size-asian="10pt" style:font-style-asian="italic" style:font-size-complex="10pt" style:font-style-complex="italic"/>
    </style:style>
    <style:style style:name="P24" style:family="paragraph" style:parent-style-name="Standard">
      <style:paragraph-properties fo:text-align="justify" style:justify-single-word="false" style:text-autospace="none"/>
      <style:text-properties style:font-name="Times New Roman" fo:font-size="10pt" fo:language="en" fo:country="US" fo:font-style="italic" style:font-name-asian="ArialMT" style:font-size-asian="10pt" style:font-style-asian="italic" style:font-name-complex="ArialMT" style:font-size-complex="10pt" style:font-style-complex="italic"/>
    </style:style>
    <style:style style:name="P25" style:family="paragraph" style:parent-style-name="Standard">
      <style:paragraph-properties fo:text-align="justify" style:justify-single-word="false" style:text-autospace="none"/>
      <style:text-properties style:font-name="Times New Roman" fo:font-size="10pt" fo:language="en" fo:country="US" fo:font-weight="normal" style:font-name-asian="ArialMT" style:font-size-asian="10pt" style:font-weight-asian="normal" style:font-name-complex="ArialMT" style:font-size-complex="10pt" style:font-weight-complex="normal"/>
    </style:style>
    <style:style style:name="P26"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27" style:family="paragraph" style:parent-style-name="Standard">
      <style:paragraph-properties fo:text-align="justify" style:justify-single-word="false" style:text-autospace="none"/>
      <style:text-properties style:font-name="Times New Roman" fo:font-size="10pt" style:font-name-asian="ArialMT1" style:font-size-asian="10pt" style:font-name-complex="ArialMT1" style:font-size-complex="10pt"/>
    </style:style>
    <style:style style:name="P28" style:family="paragraph" style:parent-style-name="Standard">
      <style:paragraph-properties fo:text-align="start" style:justify-single-word="false" style:text-autospace="none"/>
      <style:text-properties style:font-name="Times New Roman" fo:font-size="10pt" style:font-name-asian="ArialMT1" style:font-size-asian="10pt" style:font-name-complex="ArialMT1" style:font-size-complex="10pt"/>
    </style:style>
    <style:style style:name="P29" style:family="paragraph" style:parent-style-name="Standard">
      <style:paragraph-properties style:text-autospace="none"/>
      <style:text-properties style:font-name="Times New Roman" fo:font-size="10pt" style:font-name-asian="ArialMT1" style:font-size-asian="10pt" style:font-name-complex="ArialMT1" style:font-size-complex="10pt"/>
    </style:style>
    <style:style style:name="P30" style:family="paragraph" style:parent-style-name="Standard">
      <style:paragraph-properties style:text-autospace="none"/>
      <style:text-properties fo:color="#000000" style:font-name="Times New Roman" fo:font-size="10pt" style:font-name-asian="ArialMT" style:font-size-asian="10pt" style:font-name-complex="ArialMT" style:font-size-complex="10pt"/>
    </style:style>
    <style:style style:name="P31" style:family="paragraph" style:parent-style-name="Standard">
      <style:paragraph-properties fo:text-align="justify" style:justify-single-word="false" style:text-autospace="none"/>
      <style:text-properties fo:color="#000000" style:font-name="Times New Roman" fo:font-size="10pt" fo:language="ru" fo:country="RU" fo:font-style="normal" style:font-name-asian="ArialMT" style:font-size-asian="10pt" style:font-style-asian="normal" style:font-name-complex="ArialMT" style:font-size-complex="10pt" style:font-style-complex="normal"/>
    </style:style>
    <style:style style:name="P32" style:family="paragraph" style:parent-style-name="Standard">
      <style:paragraph-properties style:text-autospace="none"/>
      <style:text-properties fo:color="#000000" style:font-name="Times New Roman" fo:font-size="10pt" style:font-name-asian="ArialMT1" style:font-size-asian="10pt" style:font-name-complex="ArialMT1" style:font-size-complex="10pt"/>
    </style:style>
    <style:style style:name="P33" style:family="paragraph" style:parent-style-name="Standard">
      <style:paragraph-properties fo:text-align="start" style:justify-single-word="false" style:text-autospace="none"/>
      <style:text-properties fo:color="#000000" style:font-name="Times New Roman" fo:font-size="10pt" style:font-name-asian="ArialMT1" style:font-size-asian="10pt" style:font-name-complex="ArialMT1" style:font-size-complex="10pt"/>
    </style:style>
    <style:style style:name="P34" style:family="paragraph" style:parent-style-name="Preformatted_20_Text">
      <style:paragraph-properties fo:text-align="justify" style:justify-single-word="false" style:text-autospace="none"/>
      <style:text-properties style:font-name="Times New Roman" fo:font-size="10pt" fo:language="ru" fo:country="RU" style:font-name-asian="ArialMT" style:font-size-asian="10pt" style:font-name-complex="ArialMT" style:font-size-complex="10pt"/>
    </style:style>
    <style:style style:name="P35" style:family="paragraph" style:parent-style-name="Preformatted_20_Text">
      <style:paragraph-properties fo:text-align="justify" style:justify-single-word="false" style:text-autospace="none"/>
      <style:text-properties style:font-name="Times New Roman" fo:font-size="10pt" fo:language="ru" fo:country="RU" fo:font-style="normal" style:font-name-asian="TimesNewRoman" style:font-size-asian="10pt" style:font-style-asian="normal" style:font-name-complex="TimesNewRoman" style:font-size-complex="10pt" style:font-style-complex="normal"/>
    </style:style>
    <style:style style:name="P36" style:family="paragraph" style:parent-style-name="Standard" style:list-style-name="L1">
      <style:paragraph-properties fo:text-align="justify" style:justify-single-word="false" style:text-autospace="none"/>
      <style:text-properties style:font-name="Times New Roman" fo:font-size="10pt" fo:language="ru" fo:country="RU" style:font-name-asian="ArialMT" style:font-size-asian="10pt" style:font-name-complex="ArialMT" style:font-size-complex="10pt"/>
    </style:style>
    <style:style style:name="P37"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38"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autospace="none"/>
      <style:text-properties style:font-name="Times New Roman" fo:font-size="10pt" style:font-name-asian="ArialMT1" style:font-size-asian="10pt" style:font-name-complex="ArialMT1" style:font-size-complex="10pt"/>
    </style:style>
    <style:style style:name="P40" style:family="paragraph" style:parent-style-name="Standard">
      <style:paragraph-properties fo:text-align="justify" style:justify-single-word="false" style:text-autospace="none"/>
      <style:text-properties fo:color="#000082" style:font-name="Times New Roman" fo:font-size="10pt" style:font-name-asian="ArialMT" style:font-size-asian="10pt" style:font-name-complex="ArialMT" style:font-size-complex="10pt"/>
    </style:style>
    <style:style style:name="P41" style:family="paragraph" style:parent-style-name="Standard">
      <style:paragraph-properties fo:text-align="justify" style:justify-single-word="false" style:text-autospace="none"/>
      <style:text-properties fo:color="#000081"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42" style:family="paragraph" style:parent-style-name="Standard">
      <style:paragraph-properties fo:text-align="justify" style:justify-single-word="false" style:text-autospace="none"/>
      <style:text-properties fo:color="#000081" style:font-name="Times New Roman" fo:font-size="10pt" fo:language="ru" fo:country="RU" fo:font-style="normal" style:font-name-asian="ArialMT1" style:font-size-asian="10pt" style:font-style-asian="normal" style:font-name-complex="ArialMT1" style:font-size-complex="10pt" style:font-style-complex="normal"/>
    </style:style>
    <style:style style:name="P43" style:family="paragraph" style:parent-style-name="Standard">
      <style:paragraph-properties fo:text-align="justify" style:justify-single-word="false" style:text-autospace="none"/>
    </style:style>
    <style:style style:name="P44" style:family="paragraph" style:parent-style-name="Standard">
      <style:paragraph-properties style:text-autospace="none"/>
      <style:text-properties fo:color="#000000" style:font-name="Times New Roman" fo:font-size="10pt" style:font-name-asian="ArialMT1" style:font-size-asian="10pt" style:font-name-complex="ArialMT1" style:font-size-complex="10pt"/>
    </style:style>
    <style:style style:name="P45" style:family="paragraph" style:parent-style-name="Standard">
      <style:paragraph-properties fo:text-align="justify" style:justify-single-word="false" style:text-autospace="none"/>
      <style:text-properties fo:color="#000000" style:font-name="Times New Roman" fo:font-size="10pt" style:font-name-asian="ArialMT1" style:font-size-asian="10pt" style:font-name-complex="ArialMT1" style:font-size-complex="10pt"/>
    </style:style>
    <style:style style:name="P46" style:family="paragraph" style:parent-style-name="Standard">
      <style:paragraph-properties fo:text-align="justify" style:justify-single-word="false" style:text-autospace="none"/>
      <style:text-properties fo:color="#000000" style:font-name="Times New Roman" fo:font-size="10pt" style:font-name-asian="ArialMT" style:font-size-asian="10pt" style:font-name-complex="ArialMT" style:font-size-complex="10pt"/>
    </style:style>
    <style:style style:name="P47" style:family="paragraph" style:parent-style-name="Standard">
      <style:paragraph-properties fo:text-align="justify" style:justify-single-word="false" style:text-autospace="none"/>
      <style:text-properties fo:color="#000000"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48" style:family="paragraph" style:parent-style-name="Standard">
      <style:paragraph-properties fo:text-align="justify" style:justify-single-word="false" style:text-autospace="none"/>
      <style:text-properties fo:color="#000000"/>
    </style:style>
    <style:style style:name="T1" style:family="text">
      <style:text-properties fo:font-style="italic" style:font-style-asian="italic" style:font-style-complex="italic"/>
    </style:style>
    <style:style style:name="T2" style:family="text">
      <style:text-properties fo:font-style="italic" style:font-name-asian="TimesNewRomanPS-ItalicMT" style:font-style-asian="italic" style:font-name-complex="TimesNewRomanPS-ItalicMT" style:font-style-complex="italic"/>
    </style:style>
    <style:style style:name="T3" style:family="text">
      <style:text-properties fo:font-style="italic" style:font-name-asian="ArialMT" style:font-style-asian="italic" style:font-name-complex="ArialMT" style:font-style-complex="italic"/>
    </style:style>
    <style:style style:name="T4" style:family="text">
      <style:text-properties fo:font-style="italic" style:font-name-asian="OpenSymbol" style:font-style-asian="italic" style:font-name-complex="OpenSymbol" style:font-style-complex="italic"/>
    </style:style>
    <style:style style:name="T5" style:family="text">
      <style:text-properties fo:font-style="normal" style:font-style-asian="normal" style:font-style-complex="normal"/>
    </style:style>
    <style:style style:name="T6" style:family="text">
      <style:text-properties fo:font-style="normal" style:font-name-asian="ArialMT" style:font-style-asian="normal" style:font-name-complex="ArialMT" style:font-style-complex="normal"/>
    </style:style>
    <style:style style:name="T7" style:family="text">
      <style:text-properties fo:font-style="normal" fo:font-weight="normal" style:font-name-asian="ArialMT" style:font-style-asian="normal" style:font-weight-asian="normal" style:font-name-complex="ArialMT"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name-asian="ArialMT1" style:font-style-asian="normal" style:font-name-complex="ArialMT1" style:font-style-complex="normal"/>
    </style:style>
    <style:style style:name="T11" style:family="text">
      <style:text-properties style:font-name-asian="OpenSymbol" style:font-name-complex="OpenSymbol"/>
    </style:style>
    <style:style style:name="T12" style:family="text">
      <style:text-properties style:font-name-asian="ArialMT" style:font-name-complex="ArialMT"/>
    </style:style>
    <style:style style:name="T13" style:family="text">
      <style:text-properties style:font-name-asian="TimesNewRomanPSMT" style:font-name-complex="TimesNewRomanPSMT"/>
    </style:style>
    <style:style style:name="T14" style:family="text">
      <style:text-properties fo:font-weight="normal" style:font-weight-asian="normal" style:font-weight-complex="normal"/>
    </style:style>
    <style:style style:name="T15" style:family="text">
      <style:text-properties style:font-name-asian="ArialMT1" style:font-name-complex="ArialMT1"/>
    </style:style>
    <style:style style:name="T16" style:family="text">
      <style:text-properties style:font-name="Times New Roman" fo:font-size="10pt" fo:language="ru" fo:country="RU" style:font-size-asian="10pt" style:font-size-complex="10pt"/>
    </style:style>
    <style:style style:name="T17" style:family="text">
      <style:text-properties style:font-name="Times New Roman" fo:font-size="10pt" fo:language="ru" fo:country="RU" fo:font-style="normal" style:text-underline-style="none" style:font-name-asian="ArialMT1" style:font-size-asian="10pt" style:font-style-asian="normal" style:font-name-complex="ArialMT1" style:font-size-complex="10pt" style:font-style-complex="normal"/>
    </style:style>
    <style:style style:name="T18" style:family="text">
      <style:text-properties style:font-name="Times New Roman" fo:font-size="10pt" fo:language="ru" fo:country="RU" fo:font-style="normal" style:text-underline-style="none" fo:font-weight="bold" style:font-name-asian="ArialMT1" style:font-size-asian="10pt" style:font-style-asian="normal" style:font-name-complex="ArialMT1" style:font-size-complex="10pt" style:font-style-complex="normal"/>
    </style:style>
    <style:style style:name="T19" style:family="text">
      <style:text-properties style:font-name="Times New Roman" fo:font-size="10pt" fo:language="en" fo:country="US" style:font-size-asian="10pt" style:font-size-complex="10pt"/>
    </style:style>
    <style:style style:name="T20" style:family="text">
      <style:text-properties fo:font-size="12pt" style:font-size-asian="12pt" style:font-size-complex="12pt"/>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style:font-name-asian="TimesNewRomanPS-ItalicMT" style:font-style-asian="italic" style:font-name-complex="TimesNewRomanPS-ItalicMT" style:font-style-complex="italic"/>
    </style:style>
    <style:style style:name="T24" style:family="text">
      <style:text-properties fo:language="en" fo:country="US" fo:font-style="italic" style:font-name-asian="ArialMT" style:font-style-asian="italic" style:font-name-complex="ArialMT" style:font-style-complex="italic"/>
    </style:style>
    <style:style style:name="T25" style:family="text">
      <style:text-properties fo:language="en" fo:country="US" fo:font-style="italic" style:font-name-asian="OpenSymbol" style:font-style-asian="italic" style:font-name-complex="OpenSymbol" style:font-style-complex="italic"/>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fo:font-weight="normal" style:font-style-asian="normal" style:font-weight-asian="normal" style:font-style-complex="normal" style:font-weight-complex="normal"/>
    </style:style>
    <style:style style:name="T28" style:family="text">
      <style:text-properties fo:language="en" fo:country="US" style:font-name-asian="ArialMT" style:font-name-complex="ArialMT"/>
    </style:style>
    <style:style style:name="T29" style:family="text">
      <style:text-properties fo:language="en" fo:country="US" fo:font-weight="normal" style:font-weight-asian="normal" style:font-weight-complex="normal"/>
    </style:style>
    <style:style style:name="T30" style:family="text">
      <style:text-properties fo:language="en" fo:country="US" style:font-name-asian="OpenSymbol" style:font-name-complex="OpenSymbol"/>
    </style:style>
    <style:style style:name="T31" style:family="text">
      <style:text-properties fo:language="en" fo:country="US" style:text-underline-style="none" style:font-name-asian="ArialMT1" style:font-name-complex="ArialMT1"/>
    </style:style>
    <style:style style:name="T32" style:family="text">
      <style:text-properties fo:language="ru" fo:country="RU"/>
    </style:style>
    <style:style style:name="T33" style:family="text">
      <style:text-properties fo:language="ru" fo:country="RU" fo:font-style="normal" style:font-style-asian="normal" style:font-style-complex="normal"/>
    </style:style>
    <style:style style:name="T34" style:family="text">
      <style:text-properties fo:language="ru" fo:country="RU" fo:font-style="normal" fo:font-weight="normal" style:font-style-asian="normal" style:font-weight-asian="normal" style:font-style-complex="normal" style:font-weight-complex="normal"/>
    </style:style>
    <style:style style:name="T35" style:family="text">
      <style:text-properties fo:language="ru" fo:country="RU" fo:font-style="normal" style:text-underline-style="none" style:font-style-asian="normal" style:font-style-complex="normal"/>
    </style:style>
    <style:style style:name="T36" style:family="text">
      <style:text-properties fo:language="ru" fo:country="RU" fo:font-style="normal" style:text-underline-style="none" fo:font-weight="bold" style:font-style-asian="normal" style:font-style-complex="normal"/>
    </style:style>
    <style:style style:name="T37" style:family="text">
      <style:text-properties fo:language="ru" fo:country="RU" fo:font-weight="normal" style:font-weight-asian="normal" style:font-weight-complex="normal"/>
    </style:style>
    <style:style style:name="T38" style:family="text">
      <style:text-properties fo:language="ru" fo:country="RU" fo:font-weight="normal" style:font-name-asian="TimesNewRomanPS-ItalicMT" style:font-weight-asian="normal" style:font-name-complex="TimesNewRomanPS-ItalicMT" style:font-weight-complex="normal"/>
    </style:style>
    <style:style style:name="T39" style:family="text">
      <style:text-properties fo:language="ru" fo:country="RU" fo:font-weight="normal" style:font-name-asian="ArialMT" style:font-weight-asian="normal" style:font-name-complex="ArialMT" style:font-weight-complex="normal"/>
    </style:style>
    <style:style style:name="T40" style:family="text">
      <style:text-properties fo:language="ru" fo:country="RU" style:font-name-asian="ArialMT" style:font-name-complex="ArialMT"/>
    </style:style>
    <style:style style:name="T41" style:family="text">
      <style:text-properties fo:language="ru" fo:country="RU" fo:font-style="italic"/>
    </style:style>
    <style:style style:name="T42" style:family="text">
      <style:text-properties fo:language="ru" fo:country="RU" fo:font-style="italic" fo:font-weight="normal" style:font-style-asian="italic" style:font-weight-asian="normal" style:font-style-complex="italic" style:font-weight-complex="normal"/>
    </style:style>
    <style:style style:name="T43" style:family="text">
      <style:text-properties fo:language="ru" fo:country="RU" fo:font-style="italic" style:text-underline-style="solid" style:text-underline-width="auto" style:text-underline-color="font-color"/>
    </style:style>
    <style:style style:name="T44" style:family="text">
      <style:text-properties fo:language="ru" fo:country="RU" fo:font-style="italic" style:text-underline-style="none"/>
    </style:style>
    <style:style style:name="T45" style:family="text">
      <style:text-properties fo:language="ru" fo:country="RU" fo:font-style="italic" style:text-underline-style="none" style:font-style-asian="italic" style:font-style-complex="italic"/>
    </style:style>
    <style:style style:name="T46" style:family="text">
      <style:text-properties fo:language="ru" fo:country="RU" fo:font-style="italic" style:text-underline-style="none" fo:font-weight="bold" style:font-style-asian="italic" style:font-style-complex="italic"/>
    </style:style>
    <style:style style:name="T47" style:family="text">
      <style:text-properties fo:language="ru" fo:country="RU" fo:font-weight="bold"/>
    </style:style>
    <style:style style:name="T48" style:family="text">
      <style:text-properties fo:language="ru" fo:country="RU" style:text-underline-style="solid" style:text-underline-width="auto" style:text-underline-color="font-color"/>
    </style:style>
    <style:style style:name="T49" style:family="text">
      <style:text-properties fo:language="ru" fo:country="RU" style:text-underline-style="solid" style:text-underline-width="auto" style:text-underline-color="font-color" fo:font-weight="bold"/>
    </style:style>
    <style:style style:name="T50" style:family="text">
      <style:text-properties fo:language="ru" fo:country="RU" style:text-underline-style="none"/>
    </style:style>
    <style:style style:name="T51" style:family="text">
      <style:text-properties fo:language="ru" fo:country="RU" style:text-underline-style="none" fo:font-weight="bold"/>
    </style:style>
    <style:style style:name="T52" style:family="text">
      <style:text-properties style:font-name-asian="TimesNewRomanPS-ItalicMT" style:font-name-complex="TimesNewRomanPS-ItalicMT"/>
    </style:style>
    <style:style style:name="T53" style:family="text">
      <style:text-properties fo:color="#000081" style:font-name="Times New Roman" fo:font-size="10pt" fo:language="ru" fo:country="RU" style:font-name-asian="ArialMT1" style:font-size-asian="10pt" style:font-name-complex="ArialMT1" style:font-size-complex="10pt"/>
    </style:style>
    <style:style style:name="T54" style:family="text">
      <style:text-properties fo:color="#000081" style:font-name="Times New Roman" fo:font-size="10pt" fo:language="ru" fo:country="RU" fo:font-style="normal" style:text-underline-style="none" style:font-name-asian="ArialMT1" style:font-size-asian="10pt" style:font-style-asian="normal" style:font-name-complex="ArialMT1" style:font-size-complex="10pt" style:font-style-complex="normal"/>
    </style:style>
    <style:style style:name="T55" style:family="text">
      <style:text-properties fo:color="#000081" style:font-name="Times New Roman" fo:font-size="10pt" fo:language="ru" fo:country="RU" fo:font-style="normal" style:text-underline-style="none" fo:font-weight="bold" style:font-name-asian="ArialMT1" style:font-size-asian="10pt" style:font-style-asian="normal" style:font-name-complex="ArialMT1" style:font-size-complex="10pt" style:font-style-complex="normal"/>
    </style:style>
    <style:style style:name="T56" style:family="text">
      <style:text-properties fo:font-weight="bold" style:font-weight-asian="bold" style:font-weight-complex="bold"/>
    </style:style>
    <style:style style:name="T57" style:family="text">
      <style:text-properties fo:font-size="10pt" style:font-size-asian="10pt" style:font-size-complex="10pt"/>
    </style:style>
    <style:style style:name="T58" style:family="text">
      <style:text-properties fo:font-size="10pt" fo:language="en" fo:country="US" style:font-size-asian="10pt" style:font-size-complex="10pt"/>
    </style:style>
    <style:style style:name="T59" style:family="text">
      <style:text-properties style:text-underline-style="none" style:font-name-asian="ArialMT1" style:font-name-complex="ArialMT1"/>
    </style:style>
    <style:style style:name="T60" style:family="text">
      <style:text-properties style:text-underline-style="none" fo:font-weight="bold" style:font-name-asian="ArialMT1" style:font-name-complex="ArialM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Многоштриховые жесты в проекте QReal</text:p>
      <text:p text:style-name="P2"/>
      <text:p text:style-name="P2">Авторы:<text:span text:style-name="T14">M. C. Осечкина, Ю. В. Литвинов, Т. А. Брыксин, Я. А. Кириленко</text:span></text:p>
      <text:p text:style-name="P2"/>
      <text:p text:style-name="P2">Аннотация</text:p>
      <text:p text:style-name="P4"/>
      <text:p text:style-name="P2"/>
      <text:p text:style-name="P2">Введение</text:p>
      <text:p text:style-name="P34"/>
      <text:p text:style-name="P35"><text:tab/>В мировой практике накоплен значительный положительный опыт применения предметно-ориентированных визуальных технологий для решения задач промышленной разработки программного обеспечения. В среднем, в сравнении с традиционным подходом «ручного» кодирования <text:span text:style-name="T21">[4],</text:span> наблюдается повышение производительности в 3-10 раз.</text:p>
      <text:p text:style-name="P34"><text:tab/>Использование визуальных языков общего назначения, таких, как UML, не даёт существенного выигрыша в производительности труда программиста, поэтому всё большую популярность набирают предметно-ориентированные визуальные языки. Мета-CASE-системы предназначены для быстрого создания языка под конкретную предметную область и порождения CASE-инструмента для работы с этим языком. Одним из примеров мета-CASE-систем является среда Qreal <text:span text:style-name="T21">[5, 6]</text:span>, разрабатываемая на кафедре системного программирования математико-механического факультета СПбГУ. В QReal для быстрой разработки новых редакторов диаграмм имеется метаредактор с графическим редактором формы элементов. Он позволяет создавать метамодели новых языков, описывая имеющиеся на диаграммах элементы и связи между ними, задавать визуальное представление элементов на диаграммах. Созданную метамодель можно скомпилировать в подключаемый модуль и подключить его к QReal прямо в процессе работы.</text:p>
      <text:p text:style-name="P1"><text:tab/>Эффективность любого используемого инструмента определяется тем, насколько удобно и быстро он позволяет выполнять операции, для которых предназначен. В процессе разработки моделей одними из наиболее часто выполняемых действий над объектами и связями на диаграммах являются их создание и удаление. В большинстве CASE-средств для создания нужного объекта на диаграмме необходимо сначала либо найти его на панели инструментов, либо выбрать в меню, а затем указать то место на диаграмме, где мы хотели бы этот объект разместить. В большинстве инструментариев возможно также создание объектов «перетаскиванием» (drag and drop) из палитры. При этом надо учитывать, что количество видов диаграмм и объектов в палитре каждой диаграммы может быть довольно большим (например, 13 видов диаграмм в UML 2.2). Не всегда можно оставить в палитре только элементы, специфичные для данного типа диаграмм, поскольку иногда встаёт задача быстрого прототипирования с использованием смешанных диаграмм. Даже в случае такой базовой операции, как создание нового элемента, разработчику нужно не только совершить набор чисто механических действий, но ещё и вспомнить, на какой вкладке палитры или в каком меню находится нужный ему элемент, постоянно переключаясь с продумывания иерархии создаваемых моделей на особенности использования выбранного инструмента. Мы полагаем, что можно сделать процесс добавления элементов на диаграмму более удобным и быстрым с помощью альтернативных способов человеко-машинного взаимодействия.</text:p>
      <text:p text:style-name="P1"><text:tab/>В качестве примера по оптимизации интерфейса рассматривается подход, основанный на управлении приложением при помощи мыши, - жесты мышью. Идея этого подхода заключается в том, чтобы ассоциировать с определенными движениями мышью, выполненными с каким-либо модификатором (например, с зажатой кнопкой мыши), команды пользователя, которые будут выполнятся по распознаванию жеста. При этом желательно, чтобы не вводилось ограничений на направление движения мыши, количество отпусканий и нажатий кнопки мыши, последовательность полученных при этом фигур. В случае CASE-системы такой командой может стать добавление элемента на диаграмму в том месте, где пользователь изобразил жест. Для большей схожести с естественным процессом рисования необходимо использовать распознавание составных (анг. Multi-stroke, дословно «многоштриховых») жестов, которые не накладывают строгих ограничений на порядок рисования линий контура фигур.<text:span text:style-name="T20"> </text:span>Взаимодействие с приложением при помощи мыши широко применимо не только в CASE-средствах, но и при в других областях, таких как распознавание рукописного текста на лету в различных текстовых редакторах <text:span text:style-name="T12">(например, при написании sms-сообщений в последних моделях Samsung), для создания объектов на формах, диаграммах и сценах в различных приложениях, в некоторых браузерах для навигации, в играх для управления персонажем. Некоторые утилиты (такие, как StrokeIt, gMote и др.) даже позволяют внедрить поддержку <text:s/>жестов мышью в произвольные приложения. Более того, существуют и CASE-системы, использующие подобный подход, например, Visual Paradigm. Но поддержка жестов мышью в таких программах ограничена тем, что набор жестов фиксирован, что недопустимо для расширяемых систем, к которым относятся мета-CASE-системы. В данной статье описывается опыт внедрения жестов мышью в приложение, в котором набор жестов неизвестен априори и может быть расширен. Кроме того большинство известных алгоритмов предполагают длительное обучение, при котором обучающая выборка сравнима по размеру с тестовой. Из-за требования к расширяемости набора жестов возникла потребность свести время, затрачиваемое на создание обучающей выборки, к минимальному.</text:span></text:p>
      <text:p text:style-name="P8"/>
      <text:p text:style-name="P8"/>
      <text:p text:style-name="P11">Определение и описание алгоритма в общих чертах</text:p>
      <text:p text:style-name="P11"/>
      <text:p text:style-name="P17"><text:soft-page-break/><text:span text:style-name="T6">В общем случае алгоритм распознавания жестов работает следующим </text:span><text:span text:style-name="T12">образом: есть список идеальных жестов, каждый из которых ассоциирован с какой-то командой пользователя. Идеальный жест — образец <text:s/>жеста, соответствующий какой-либо команде пользователя, на который пользователь должен ориентироваться при рисовании жеста. Пользователь изображает жест, удерживая нажатой кнопку мыши. После определенного сигнала, например, таймаута или нажатия клавиши или в случае с одноштриховыми жестами — отпускания кнопки мыши, программа распознает фигуру. Для этого в списке идеальных жестов ищется фигура, похожая на изображенный жест. Если такой жест найден,</text:span> выполняется ассоциированная с ним команда<text:span text:style-name="T12">.</text:span></text:p>
      <text:p text:style-name="P3"/>
      <text:p text:style-name="P3">Предобработка. Построение идеальных жестов и соответствующих им векторов признаков.</text:p>
      <text:p text:style-name="P18"/>
      <text:p text:style-name="P13">Из принципа алгоритмов распознавания становится понятно, что перед тем как начинать распознавание необходимо построить идеальные жесты, соответствующие каждой команде. <text:s/>В Qreal по жесту пользователя должен генерироваться объект. Было бы удобно, если бы жест пользователя соответствовал графическому представлению объекта, который должен быть сгенерирован по этому жесту. Список идеальных жестов было решено генерировать согласно этому соображению.<text:span text:style-name="T1"> </text:span><text:s/>Графическое представление объекта в <text:span text:style-name="T21">QReal</text:span> строится по описанию, хранящемуся в в xml-файле, — списку простейших форм – список простейших форм, - отрезков, окружностей, и дуг. Для отрезка в <text:span text:style-name="T21">xml-</text:span>файле хранятся его концы, для окружности — левый верхний и правый нижний углы квадрата, описанного около этой окружности, со сторонами параллельными осям координат, для дуги — левый верхний и правый нижний углы квадрата, описанного около окружности, частью которой является эта дуга,<text:span text:style-name="T1"> </text:span>угол начала дуги <text:span text:style-name="T1">(коряво)</text:span> и угол поворота до конца дуги <text:span text:style-name="T1">(тоже коряво). </text:span>Для построения идеального жеста достаточно представить эти фигуры как штрихи жеста. Штрих — это кривая, изображенная пользователем от нажатия кнопки мыши до отпускания. Так как в контексте поставленной задачи не учитывается количество штрихов, последовательность их рисования и направление движения мыши, идеальный жест можно представить как список штрихов, соответствующих отрезкам, окружностям и дугам, входящим в графическое описание фигуры, не указывая при этом начало и конец этих штрихов, их количество, последовательность их рисования. При движении мыши приложение получает сигнал о том, что мышь двигают с информацией о ее позиции, и то, что кажется пользователю непрерывной гладкой кривой, в контексте нашей задачи — ломанная, состоящая из коротких отрезков, концы которых имеют координаты, полученные посредством сигналов от аппаратного обеспечения.<text:span text:style-name="T1"> </text:span>Чтобы получить штрих идеального жеста, достаточно простую фигуру представить как ломанную, состоящую из коротких отрезков. Для этого эмпирически вычисляется средняя скорость движения мыши — среднее расстояние между двумя точками, полученных в результате последовательных сигналов от аппаратуры (эту величину можно считать за скорость в предположении, что сигналы поступают через равные промежутки времени). Отрезок представляем в качестве штриха, разделив его на равные отрезки соответствующей длины. Окружность представляется как вписанный в нее правильный многоугольник с достаточно достаточно большим количеством сторон, а дуга как ломанная с равными звеньями, вписанная в дугу.</text:p>
      <text:p text:style-name="P3">Множество признаков.</text:p>
      <text:p text:style-name="P19">Сравнение списка точек затруднительно, так как полученный список зависит от оборудования, скорости движения мыши, масштаба и прочих факторов, которые не обязательно, а порой и излишне учитывать при распознавании. Удобно иметь некоторое численное измерение, соответствующее объекту - признак. Вводится множество<text:span text:style-name="T5"> признаков</text:span>, по которым производится сравнение. На пространстве, образованном множествами признаков, <text:s/>вводится функция от двух аргументов, где в качестве аргументов выступают множества признаков. </text:p>
      <text:p text:style-name="P19"><text:span text:style-name="T22">F:</text:span><text:span text:style-name="T1"> M X M → R+</text:span></text:p>
      <text:p text:style-name="P19"><text:span text:style-name="T5">Эта функция</text:span> определяет соответствие (похожесть) двух множеств признаков. Например, это может быть вероятность того, что пользователь нарисовал тот или иной жест, или расстояние между множествами признаков.</text:p>
      <text:p text:style-name="P19">Каждому идеальному жесту ставится в соответствие множество признаков для последующего сравнения.</text:p>
      <text:p text:style-name="P13"/>
      <text:p text:style-name="P12">Алгоритм распознавания:</text:p>
      <text:list xml:id="list43291192" text:style-name="L1">
        <text:list-item>
          <text:p text:style-name="P36">Определение штрихов в <text:s/>пути мыши. На данном шаге происходит построение списков координат точек, полученных с помощью <text:s/>сигналов от аппаратного обеспечения при нажатии кнопки мыши, движении мыши с нажатой кнопкой и отпускании кнопки мыши.</text:p>
        </text:list-item>
        <text:list-item>
          <text:p text:style-name="P36">Фильтрация пути. В результате дрожания руки пользователя жест может исказиться. Желательно устранить это искажение перед тем, как приступать к сравнению жестов. Для этого нужно максимально сгладить те части штриха, которые пользователь хотел нарисовать прямыми, и не сглаживать те части штриха, в которых пользователь подразумевал изменение направления движения. Как правило е<text:span text:style-name="T5">сли пользователь двигает мышь медленно, то вероятно он хочет, чтобы движение указателя мыши в точности соответствовало пути мыши, а если пользователь двигает мышь быстро, то ему важна конечная точка, а не точный путь мыши</text:span><text:span text:style-name="T26">[7]. </text:span><text:span text:style-name="T5">Руководствуясь этим соображением можно провести сглаживания пути мыши, основываясь, например, на ее скорости.</text:span></text:p>
        </text:list-item>
        <text:list-item>
          <text:p text:style-name="P36">Построение множества признаков для жеста пользователя.</text:p>
        </text:list-item>
        <text:list-item>
          <text:p text:style-name="P36">Выбор объекта. Вычисляем функцию схожести для множества признаков, <text:soft-page-break/>соответствующего жесту пользователя, и каждым из множеств признаков, соответствующих идеальным жестам. В рассматриваемых нами алгоритмах этой функцией схожести будет служить расстояние. Выбираем идеальный жест согласно полученным результатам, в нашем случае это идеальный жест, которому сопоставлено множество признаков расстояние до которого минимальное. Если таковых несколько, предоставляем пользователю возможность выбрать самому один объект из нескольких ближайших. Если это расстояние меньше порогового, <text:s/>то жест считается распознанным и генерируется соответствующий объект.</text:p>
        </text:list-item>
        <text:list-item>
          <text:p text:style-name="P36">Выполнение команды. В случае с <text:span text:style-name="T21">QR</text:span>eal — генерация объекта. Объект генерируется, так что его центр совпадает с центром прямоугольника, описанного около жеста пользователя, стороны которого параллельны осям координат.</text:p>
        </text:list-item>
      </text:list>
      <text:p text:style-name="P19"><text:s/>Существуют алгоритмы, которые позволяют корректировать параметры распознавания посредством обучения, в том числе множества (вектора) признаков, соответствующие идеальным жестам. Но для обучения необходима обучающая выборка — база жестов пользователей, где про каждый жест известно, к какому классу он относится. А чтобы ее создать, требуется время.<text:span text:style-name="T1"> </text:span><text:span text:style-name="T5">В QReal редакторы можно создавать очень быстро, хочется, чтобы жесты создавались так же быстро. Как правило в известных решениях обучающая выборка сравнима с тестовой по количеству элементов, а то и превосходит ее. Нам бы хотелось, если и не совсем отказаться от обучающей выборки, то свести ее размер вместе со временем, затрачиваемым на ее создание, к минимальному. Для этого желательно, чтобы процент распознанных жестов был высок и без обучения.</text:span></text:p>
      <text:p text:style-name="P10"/>
      <text:p text:style-name="P11">Растеризация</text:p>
      <text:p text:style-name="P5"/>
      <text:p text:style-name="P17"><text:span text:style-name="T8">Очевидно, что на распознавание жеста не должно влиять его расположение. Кроме того, в </text:span><text:span text:style-name="T27">Qreal э</text:span><text:span text:style-name="T8">лементы на диаграмме можно сжимать и растягивать вдоль осей координат, значит сжатие или растяжение жеста пользователя тоже не должно влиять на распознавание. </text:span><text:span text:style-name="T7">Например, эллипс и окружность должны распознаваться как один и тот же объект.</text:span><text:span text:style-name="T12"> <text:s/>Введем множество признаков</text:span><text:span text:style-name="T3">, </text:span><text:span text:style-name="T6">которое является инвариантным относительно переноса и масштабирования жеста</text:span><text:span text:style-name="T12">: сначала около жеста пользователя описывается прямоугольник со сторонами, параллельными осям координат, далее этот прямоугольник разбивается на равные ячейки прямыми, параллельными горизонтальным и вертикальным сторонам прямоугольника. Количество ячеек по вертикали и по горизонтали задано заранее. Затем составляем список ячеек, через которые проходит жест пользователя. Координаты ячейки, через которые проходит жест, в данном случае будем рассматривать в качестве признака. А полученный список координат — в качестве множества признаков. Назовем это множество признаков </text:span><text:span text:style-name="T6">базовым</text:span><text:span text:style-name="T3">. </text:span><text:span text:style-name="T12">Введенное множество признаков инвариантно относительно масштабирования и переноса: если растянуть, сжать или перенести жест, соответствующее ему множество признаков останется неизменным. Заметим, что построив такое множество мы избавились от лишней информации о количестве штрихов, последовательности их рисования и направлении движения мыши. </text:span><text:span text:style-name="T6">При этом подавляющее большинство свойств жеста пользователя, независящих от вышеперечисленных факторов, сохраняется и для базового множества признаков, так как по сути базовое множество признаков — растеризованный жест с низким разрешением</text:span><text:span text:style-name="T3">.</text:span></text:p>
      <text:p text:style-name="P11"/>
      <text:p text:style-name="P11">Вектора признаков</text:p>
      <text:p text:style-name="P5"/>
      <text:p text:style-name="P17"><text:span text:style-name="T7">Хотелось бы получить </text:span><text:span text:style-name="T12">расстояние между базовыми множествами признаков, имеющее некий геометрический смысл. Проанализируем, как можно интерпретировать похожесть жестов. Заметим, что два жеста можно назвать похожими, если для каждого объекта (отрезок, окружность, ячейка) из одного жеста можно подобрать аналогичный объект из второго жеста, так чтобы они были не сильно удалены. То есть для каждой ячейки из первого базового множества признаков можно указать близкую к ней ячейку второго базового множества признаков и наоборот. Руководствуясь этим соображением, в качестве расстояния между базовыми множествами признаков было выбрано расстояние Хаусдорфа. </text:span></text:p>
      <text:p text:style-name="P19"/>
      <text:p text:style-name="P24">d(X, Y) = max(sup[x in X] inf[y in Y] r(x, y), sup[y in Y] inf [x in X] r(x, y)])</text:p>
      <text:p text:style-name="P23"><text:span text:style-name="T12">X, Y -</text:span><text:span text:style-name="T40">базовые множества признаков. </text:span></text:p>
      <text:p text:style-name="P23"><text:span text:style-name="T12">R – </text:span><text:span text:style-name="T40">расстояние на пространстве ячеек.</text:span></text:p>
      <text:p text:style-name="P19"/>
      <text:p text:style-name="P19">То есть для каждой ячейки первого жеста ищется расстояние до ближайшей ячейки второго жеста, а для каждой ячейки второго жеста — расстояние до ближайшей ячейки первого жеста. Расстояние между базовыми множествами — максимум найденных расстояний между ячейками.</text:p>
      <text:p text:style-name="P19">В качестве <text:span text:style-name="T2">r </text:span>были рассмотрены евклидово расстояние (<text:span text:style-name="T2">l2</text:span>), максимум модуля разности координат (<text:span text:style-name="T2">l</text:span><text:span text:style-name="T11">∞</text:span>), сумма модулей разности координат (<text:span text:style-name="T2">l1</text:span>). <text:s/>Наилучший результат при распознавании показала сумма модулей разности координат. <text:span text:style-name="T1">(Табличку бы...)</text:span></text:p>
      <text:p text:style-name="P19">Заметим, что базовое множество признаков имеет нефиксированную размерность, то есть для разных жестов пользователя мощность соответствующих множеств признаков может быть различным. </text:p>
      <text:p text:style-name="P19">Существуют алгоритмы обучения, которые подразумевают корректирование векторов признаков, соответствующих идеальному жесту. К примеру, k-средних. <text:span text:style-name="T5">Подразумевает, что необходимо искать центр масс для элементов из пространства, в котором проводится обучение. Центр масс для векторов — </text:span><text:span text:style-name="T5">вектор, координаты которого являются средним арифметическим соответствующих координат векторов из набора. Довольно сложно представить </text:span><text:soft-page-break/><text:span text:style-name="T5">себе сложение базовых множеств признаков, деление на скаляр с сохранением геометрического смысла базового множества признаков, так как мощность базового множества признаков не фиксирована. </text:span></text:p>
      <text:p text:style-name="P19">Для упрощения обучения желательно иметь дело с векторами признаков, - с множествами признаков фиксированной мощности, для которых принципиален порядок элементов. Предлагается несколько способов построения вектора признаков по базовому множеству признаков. В каждом способе для получения вектора признаков необходимо построить матрицу. Во всех случаях размеры матрицы соответствуют количеству ячеек по ширине и высоте описанного около жеста прямоугольника, по которому строится базовое множество признаков.</text:p>
      <text:p text:style-name="P13"/>
      <text:p text:style-name="P19"><text:span text:style-name="T9">Матрица расстояний до жеста.</text:span> <text:span text:style-name="T2">M </text:span>– матрица <text:span text:style-name="T2">w</text:span><text:span text:style-name="T11">∗</text:span><text:span text:style-name="T2">h</text:span>, где размеры матрицы соответствуют вышеописанным. Элемент матрицы <text:span text:style-name="T23">M[i</text:span><text:span text:style-name="T2">,j</text:span><text:span text:style-name="T23">]</text:span><text:span text:style-name="T2"> </text:span>равен расстоянию <text:span text:style-name="T21">r</text:span><text:span text:style-name="T2"> </text:span>от ячейки с координатами <text:span text:style-name="T11"></text:span><text:span text:style-name="T2">i,j</text:span><text:span text:style-name="T11"> </text:span>до ближайшей ячейки вспомогательного списка. Таким образом мы имеем матрицу расстояний до базового множества признаков<text:span text:style-name="T21">. </text:span>Заметим, что по матрице можно однозначно восстановить базовое множество признаков, - к нему относятся ячейки с теми и только теми координатами, на которых в матрице стоят <text:s/>0. Матрицу М представим как вектор признаков в пространстве <text:span text:style-name="T22">R</text:span><text:span text:style-name="T22">^(w*h)</text:span>, выписав все ее строчки в одну. Расстояние между векторами признаков — это норма разности. <text:s/>Введенная функция действительно является расстоянием между векторами признаков<text:span text:style-name="T1"> </text:span><text:span text:style-name="T5">и между базовыми множествами признаков</text:span><text:span text:style-name="T1">. </text:span><text:span text:style-name="T5">То что введенная функция является расстоянием для базового множества признаков следует из существования биекции между базовыми множествами признаков и описанными матрицами.</text:span></text:p>
      <text:p text:style-name="P19"/>
      <text:p text:style-name="P3">Утверждение</text:p>
      <text:p text:style-name="P25">r – <text:span text:style-name="T32">расстояние между ячейками, используемое в расстоянии Хаусдорфа между базовыми множествами признаков, пусть оно же используется в качестве расстояния между ячейками для построения матрицы расстояний до жеста.</text:span></text:p>
      <text:p text:style-name="P18">В качестве нормы на пространстве векторов признаков выступает максимум рассматривается максимум модулей элементов, сумма модулей элементов, корень из суммы квадратов элементов.</text:p>
      <text:p text:style-name="P18">Расстояние Хаусдорфа между базовыми множествами признаков эквивалентно введенному расстоянию между базовыми множествами. </text:p>
      <text:p text:style-name="P7"/>
      <text:p text:style-name="P13">Эквивалентность транзитивна. Максимум элементов эквивалентен сумме модулей элементов и эквивалентен корню из суммы квадратов элементов. То есть чтобы доказать утверждение достаточно доказать эквивалентность расстояния Хаусдорфа и одной из вышеперечисленных норм. Рассмотрим максимум модуля элементов. </text:p>
      <text:p text:style-name="P13">Пусть <text:span text:style-name="T21">M1 – </text:span>матрица, соответствующая первому жесту.</text:p>
      <text:p text:style-name="P26">M2 – <text:span text:style-name="T32">матрица, соответствующая второму жесту.</text:span></text:p>
      <text:p text:style-name="P26">dist(M1, M2) = max (I in [0.. w-1] j in [0.. h-1]) |M1[i, j] – M2[i, j]| &gt;= max (I, J | M1[i, j] = 0 || M2[i, j] = 0) |M1[i, j] – M2[i, j]| = D_h <text:s/><text:span text:style-name="T32">между базовыми множествами</text:span></text:p>
      <text:p text:style-name="P5"/>
      <text:p text:style-name="P14">Получили, что <text:span text:style-name="T21">dist(M1, M2) &gt;= D_h(M1, M2)</text:span></text:p>
      <text:p text:style-name="P38"/>
      <text:p text:style-name="P14">Докажем теперь, что <text:span text:style-name="T21">dist(M1, M2) &lt;= D_h(M1, M2)</text:span></text:p>
      <text:p text:style-name="P38"/>
      <text:p text:style-name="P14">Рассмотрим элемент первой и второй матрицы на произвольном месте (<text:span text:style-name="T21">I, j</text:span>). По построению матрицы этот <text:span text:style-name="T21">M1[i, j] = min r(O, </text:span>ячейки принадлежащие базовому множеству признаков первого жеста<text:span text:style-name="T21">), </text:span>где <text:span text:style-name="T21">O —</text:span> ячейка с координатами <text:span text:style-name="T21">(I, j). </text:span>Точку, на которой достигается этот минимум, назовем <text:span text:style-name="T21">A1. </text:span></text:p>
      <text:p text:style-name="P14">Аналогично <text:span text:style-name="T21">M</text:span>2<text:span text:style-name="T21">[i, j] = min r(O, </text:span>ячейки принадлежащие базовому множеству признаков второго жеста<text:span text:style-name="T21">). </text:span>Точку на которой достигается минимум для второго жеста назовем <text:span text:style-name="T21">A2. </text:span>Пусть <text:span text:style-name="T21">r(O, A2) </text:span>= <text:span text:style-name="T21">b &lt;= r(O, A1) = c. <text:s/></text:span>Предположим, что существует ячейка <text:span text:style-name="T21">K1</text:span> из базового множества признаков первого жеста такая, что <text:span text:style-name="T21">r(K1, A2)</text:span> <text:span text:style-name="T21">&lt; c – b, </text:span>тогда по неравенству треугольника <text:span text:style-name="T21">r(K1, O) &lt;= r(O, A2) + r(A2, K1) &lt; b + (c – b) = c. </text:span>То есть есть точка из базового множества признаков первого жеста, расстояние от <text:span text:style-name="T21">O </text:span>до которой меньше чем расстояние от <text:span text:style-name="T21">O </text:span>до <text:span text:style-name="T21">A1, </text:span>что противоречит выбору <text:span text:style-name="T21">A1, </text:span>как ячейки на которой достигается минимум. Получается, что для любой точки <text:span text:style-name="T21">A </text:span>из первого базового множества <text:span text:style-name="T21">r(A2, A) &gt;= c-b. </text:span>из определения расстояния Хаусдорфа следует, что <text:span text:style-name="T21">r &lt;= D_h. </text:span>В силу того, что ячейка <text:span text:style-name="T21">O </text:span>была выбрана произвольно <text:span text:style-name="T21">D_h &gt;= |M1[i, j]-M2[i, j]| </text:span>для любых <text:span text:style-name="T21">I j. </text:span>Тогда <text:span text:style-name="T21">D_h &gt;= max|M1[i, j]-M2[i, j]|</text:span></text:p>
      <text:p text:style-name="P38"/>
      <text:p text:style-name="P14">Получаем, что <text:span text:style-name="T21">D_h(M1, M2) &gt;=</text:span> <text:span text:style-name="T21">dist(M1, M2) &gt;= D_h(M1, M2)</text:span></text:p>
      <text:p text:style-name="P38"/>
      <text:p text:style-name="P14">Расстояния эквивалентны, что и требовалось доказать.</text:p>
      <text:p text:style-name="P14"/>
      <text:p text:style-name="P14"><text:span text:style-name="T56">Замечание</text:span> В случае когда в качестве нормы вектора рассматривается максимум модуля элемента, расстояние хаусдорфа равно введенному расстоянию</text:p>
      <text:p text:style-name="P5"/>
      <text:p text:style-name="P20"><text:span text:style-name="T9">Количество ячеек в прямоугольнике. </text:span><text:span text:style-name="T7">Следующий алгоритм заключается в </text:span><text:span text:style-name="T12">подсчете количества ячеек в прямоугольнике </text:span><text:span text:style-name="T2">m</text:span><text:span text:style-name="T11">∗</text:span><text:span text:style-name="T2">n </text:span><text:span text:style-name="T12">, где </text:span><text:span text:style-name="T2">m </text:span><text:span text:style-name="T12">– меняется от 1 до высоты прямоугольника, </text:span><text:span text:style-name="T2">n </text:span><text:span text:style-name="T12">— от 1 до ширины прямоугольника. Элемент </text:span><text:span text:style-name="T11">[</text:span><text:span text:style-name="T2">i,j </text:span><text:span text:style-name="T11">] </text:span><text:span text:style-name="T12">равен количеству ячеек жеста, содержащихся в прямоугольнике </text:span><text:span text:style-name="T24">[</text:span><text:span text:style-name="T3">0</text:span><text:span text:style-name="T24">,</text:span><text:span text:style-name="T28"> </text:span><text:span text:style-name="T2">i </text:span><text:span text:style-name="T23">]</text:span><text:span text:style-name="T11">∗</text:span><text:span text:style-name="T25">[</text:span><text:span text:style-name="T4">0</text:span><text:span text:style-name="T25">,</text:span><text:span text:style-name="T30"> </text:span><text:span text:style-name="T2">j</text:span><text:span text:style-name="T23">]</text:span><text:span text:style-name="T12">, при этом если жест проходит через одну и ту же ячейку несколько раз, в матрицу заносится только одно прохождение. Как и в предыдущем случае, матрица рассматривается как вектор признаков из пространства </text:span><text:span text:style-name="T28">R^(w*h)</text:span><text:span text:style-name="T12">, расстояние между векторами определяется как норма разности векторов. Заметим, что по построенной матрице можно однозначно восстановить базовое множество признаков</text:span><text:span text:style-name="T28">.</text:span><text:span text:style-name="T12"> Пусть </text:span><text:span text:style-name="T2">e </text:span><text:span text:style-name="T11">[ </text:span><text:span text:style-name="T2">i,j </text:span><text:span text:style-name="T11">] </text:span><text:span text:style-name="T12">– наличие ячейки </text:span><text:span text:style-name="T11">[</text:span><text:span text:style-name="T2">i,j </text:span><text:span text:style-name="T11">] </text:span><text:span text:style-name="T12">в базовом множестве признаков (0 или 1). </text:span><text:span text:style-name="T2">J </text:span><text:span text:style-name="T12">– построенная матрица, тогда </text:span><text:span text:style-name="T2">e </text:span><text:span text:style-name="T11">[ </text:span><text:span text:style-name="T2">i,j </text:span><text:span text:style-name="T11">]</text:span><text:span text:style-name="T2">=J </text:span><text:span text:style-name="T11">[</text:span><text:span text:style-name="T2">i,j </text:span><text:span text:style-name="T11">]</text:span><text:span text:style-name="T2">+J </text:span><text:span text:style-name="T11">[</text:span><text:span text:style-name="T2">i</text:span><text:span text:style-name="T11">−</text:span><text:span text:style-name="T13">1, </text:span><text:span text:style-name="T2">j</text:span><text:span text:style-name="T11">−</text:span><text:span text:style-name="T13">1</text:span><text:span text:style-name="T11">]−</text:span><text:span text:style-name="T2">J </text:span><text:span text:style-name="T11">[</text:span><text:span text:style-name="T2">i,j</text:span><text:span text:style-name="T11">−</text:span><text:span text:style-name="T13">1 </text:span><text:span text:style-name="T11">]−</text:span><text:span text:style-name="T2">J </text:span><text:span text:style-name="T11">[ </text:span><text:span text:style-name="T2">i</text:span><text:span text:style-name="T11">−</text:span><text:span text:style-name="T13">1, </text:span><text:span text:style-name="T2">j </text:span><text:span text:style-name="T11">] </text:span><text:span text:style-name="T12">Будем считать, что за пределами прямоугольника элементы </text:span><text:span text:style-name="T2">J </text:span><text:span text:style-name="T12">равны 0. Заметим, что введенная функция действительно будет расстоянием между введенным вектором признаков и между базовыми множествами </text:span><text:soft-page-break/><text:span text:style-name="T12">признаков, так как существует биекция между пространством введенных векторов признаков и пространством базовых множеств признаков.</text:span></text:p>
      <text:p text:style-name="P11"/>
      <text:p text:style-name="P11">Количество ячеек в полосе. <text:span text:style-name="T14">Вектор признаков, используемый в данном алгоритме, аналогичен предыдущему, но подсчет ячеек происходит в полосе. J – построенная матрица, покажем чему равен элемент J [ i,j] . Пусть d – число ячеек в полосе i−1∗w , то есть в полосе, целиком лежащей под ячейкой [i,j ] . k – число ячеек в полосе из ряда i от [i,0 ] по [i,0 ] , J [ i,j]=k+d . Заметим, что базовое множество признаков однозначно восстанавливается по полученной матрице. Тогда если мы введем функцию расстояния между матрицами аналогично двум предыдущим случаям, эта функция будет расстоянием между базовыми множествами признаков.</text:span></text:p>
      <text:p text:style-name="P14"/>
      <text:p text:style-name="P14">Заметим, что все эти алгоритмы и расстояния можно сочетать, рассматривая в качестве конечного множества признаков структуру из произвольных комбинаций вышеперечисленных множеств признаков. При этом расстояние между конечными множествами признаков задается как линейная комбинация расстояний с неотрицательными коэффициентами, хотя бы один из которых строго положителен. Такая линейная комбинация будет расстоянием между конечными множествами признаков.</text:p>
      <text:p text:style-name="P14"/>
      <text:p text:style-name="P11">Обучение</text:p>
      <text:p text:style-name="P14"/>
      <text:p text:style-name="P14">Для улучшения распознаваемости жестов пользователя можно использовать обучение: <text:s/>с помощью базы жестов пользователя, о каждом из которых известно какой объект должен быть сгенерирован в результате распознавания, можно изменить параметры алгоритма распознавания так, что и другие жесты пользователя, подаваемые на вход, будут распознаваться с большей точностью. К алгоритмам, позволяющим улучшить распознавание с помощью обучающей выборки, относятся нейронные сети, метод <text:span text:style-name="T21">k </text:span>ближайших соседей, метод Байеса, алгоритм <text:span text:style-name="T21">k-</text:span>средних.</text:p>
      <text:p text:style-name="P14">Нейронная сеть представляет собой систему соединенных друг с другом процессов — нейронов. Обучение нейронной сети подразумевает нахождение коэффициентов связей между нейронами (см. рисунок «нейронная сеть»). Но для успешного распознавания нейронной сетью требуется большая обучающая выборка. Например, в <text:span text:style-name="T21">[2]</text:span> обучающая выборка в 1,5 раза превосходит тестовую. Как уже упоминалось, хотелось бы как можно сильнее сократить обучающую выборку, иначе генеративный подход при создании жестов утратит смысл.</text:p>
      <text:p text:style-name="P21"><text:span text:style-name="T39">Для обучения можно использовать метод </text:span><text:span text:style-name="T38">k </text:span><text:span text:style-name="T39">ближайших соседей [1]</text:span><text:span text:style-name="T12">. Для множества признаков жеста пользователя ищутся </text:span><text:span text:style-name="T52">k </text:span><text:span text:style-name="T12">ближайших соседей среди множеств признаков, соответствующих жестам пользователя в обучающей выборке. Жест относят к тому классу, к которому относится большинство из </text:span><text:span text:style-name="T52">k </text:span><text:span text:style-name="T12">соседей. Нахождение </text:span><text:span text:style-name="T28">k </text:span><text:span text:style-name="T40">ближайших соседей — отдельная трудоемкая задача в случае с многомерными пространствами. Кроме того если в случае с нейронной сетью после обучения достаточно хранить лишь веса связей, а от обучающей выборки можно отказаться, то этот метод не позволяет сэкономить память и каким-либо образом сжать обучающую выборку.</text:span></text:p>
      <text:p text:style-name="P22">Метод Байеса <text:span text:style-name="T21">[1]</text:span> предназначен для множества признаков, между которыми нет статистических зависимостей. Для каждого признака на основе обучающей выборки вычисляется вероятность того, что данный жест принадлежит данному классу. Затем вычисляется общая вероятность того, что данный жест принадлежит данному классу. В качестве итогового класса берется наиболее вероятный. Минус этого алгоритма, как и предыдущего, заключается в невозможности сжать обучающую выборку.</text:p>
      <text:p text:style-name="P21"><text:span text:style-name="T37">Алгоритм k-средних </text:span><text:span text:style-name="T29">[3]</text:span><text:span text:style-name="T37"> предполагает корректировку базового множества признаков, соответствующего идеальному жесту, и максимального порогового расстояния между множеством признаков, соответствующего жесту пользователя, и множеством признаков, соответствующего идеальному жесту. Вектор признаков, соответствующий идеальному жесту, заменяется на центр масс векторов признаков, соответствующих жестам из обучающей выборки для этого класса. Пороговое расстояние подбирается так, что все расстояния от центра масс до векторов признаков из обучающей выборки не превосходят пороговое расстояние. В данном случае после обучения достаточно хранить только измененное множество признаков, соответствующее идеальному жесту.</text:span><text:span text:style-name="T42"> </text:span></text:p>
      <text:p text:style-name="P21"><text:span text:style-name="T37">В случае с нейронной сетью, чтобы распознавание было приемлемым после обучения на небольшой обучающей выборке придется точно угадывать коэффициенты связей между нейронами, что не всегда возможно. Маловероятно, что после добавления нового жеста <text:s/>можно будет быстро дополнить обучающую выборку для него. Для алгоритма </text:span><text:span text:style-name="T29">k-</text:span><text:span text:style-name="T37">средних, напротив, можно рассчитывать на то, что не потребуется слишком большое число элементов в обучающей выборке. Метод </text:span><text:span text:style-name="T29">k </text:span><text:span text:style-name="T37">ближайших соседей и метод Байеса, как уже упоминалось, требуют дополнительных затрат памяти. Поэтому для обучения нами был выбран алгоритм </text:span><text:span text:style-name="T29">k-</text:span><text:span text:style-name="T37">средних.</text:span></text:p>
      <text:p text:style-name="P21"><text:span text:style-name="T37">Как правило, центр масс нескольких точек вычисляется как сумма векторов от начала координат до этих точек, разделенная на количество точек. Проблема множеств признаков с нефиксированной размерностью в том, что довольно трудно определить начало координат, сумму множеств признаков и деление на скаляр, так чтобы множество признаков не утратило своего геометрического смысла</text:span><text:span text:style-name="T42"> </text:span><text:span text:style-name="T37">и обучение дало результаты</text:span><text:span text:style-name="T42">.</text:span></text:p>
      <text:p text:style-name="P14">Для построения центра масс множеств признаков с нефиксированной размерностью были использованы следующие свойства центра масс:</text:p>
      <text:p text:style-name="P14">1) Центр масс одного элемента совпадает с этим классификатором.</text:p>
      <text:p text:style-name="P14">2) Пусть Mn - центр масс множества из n элементов</text:p>
      <text:p text:style-name="P14">Dn - максимальное расстояние от центра масс <text:soft-page-break/>множества до элементов этого множества</text:p>
      <text:p text:style-name="P14">Добавим ко множеству элемент <text:span text:style-name="T21">k.</text:span> d=dist Mn ,k  - расстояние между центром масс и добавленным элементом, тогда</text:p>
      <text:p text:style-name="P14">dist Mn+1 ,Mn =d∗1/n+1=d0M ,</text:p>
      <text:p text:style-name="P14">dist k,M n =d∗n/n+1=d0k</text:p>
      <text:p text:style-name="P14"/>
      <text:p text:style-name="P14">Будем строить точку, находящуюся на расстоянии d0M от точки Mn и на расстоянии d0 k от точки k (свойство 2). В общем случае такая точка может не существовать в метрическом пространстве. Тогда будем строить точку, отношение расстояний от Mn и k до которой наиболее близко к требуемому. Таких точек может быть несколько, важно чтобы алгоритм в этом случае возвращал хотя бы одну точку, обладающую таким свойством.</text:p>
      <text:p text:style-name="P14">Пусть у нас есть 2 базовых множества признаков на расстоянии <text:span text:style-name="T21">d </text:span>друг от друга, и надо построить базовое множество признаков на расстоянии <text:span text:style-name="T21">d/n </text:span>от первого множества и <text:span text:style-name="T21">d*(n-1)/n </text:span>от второго. Чтобы вычислить расстояние между двумя базовыми множествами признаков, рассматриваются пары ячеек, находящиеся на минимальном расстоянии друг от друга. Для каждой ячейки первого базового множества ищется ближайшая к ней ячейка второго базового множества, и для каждой ячейки второго базового множества — ближайшая к ней ячейка первого базового множества. Для построения требуемого множества рассмотрим полученные пары ячеек в качестве концов отрезка на плоскости, и возьмем точку, делящую отрезок в заданном соотношении 1/n , считая от первой ячейки, если первая ячейка относится к первому множеству признаков, считая от второй ячейки в ином случае. Полученные точки интерпретируются в качестве признаков, при этом могу иметь нецелые координаты, и составляют базовое множество признаков расстояние до которого от двух заданных множеств равно требуемому <text:span text:style-name="T1">(коряво как</text:span>-то).</text:p>
      <text:p text:style-name="P14">Центр масс для множества из <text:span text:style-name="T21">n б</text:span>азовых множеств признаков будем строить по индукции: <text:s/>одно базовое множество совпадает со своим центром масс, после того как построен центр масс множества из <text:span text:style-name="T21">k</text:span> базовых множеств, добавляется еще одно базовое множество, вычисляется расстояние <text:span text:style-name="T21">d </text:span>между ним и центром масс, и по описанному выше методу строится новый центр масс так, что расстояние до старого равно <text:span text:style-name="T21">d/(k + 1), </text:span>а расстояние до добавленного элемента равно <text:span text:style-name="T21">d*k/(k + 1).</text:span></text:p>
      <text:p text:style-name="P14">В процессе обучения надо редактировать не только центр масс, но и максимальное расстояние от центра масс класса до множества признаков для жеста из данного класса. Необходимо корректировать максимальное расстояние так, чтобы шар Bn с центром Mn и радиусом Dn принадлежал шару Bn+1 с центром Mn+1 и радиусом Dn+1 . Добавленное множество признаков должно принадлежать новому шару.</text:p>
      <text:p text:style-name="P14">Таким образом Dn+1≥d∗n</text:p>
      <text:p text:style-name="P14">n+1 .</text:p>
      <text:p text:style-name="P14">k0∈Bn — множество признаков, относящееся к классу жестов, который соответствует Bn</text:p>
      <text:p text:style-name="P14">По свойству треугольника dist k 0,Mn+1≤dist k 0,M n+dist M n ,Mn+1 .</text:p>
      <text:p text:style-name="P14">Исходя из двух неравенств выберем Dn+1=maxd∗n</text:p>
      <text:p text:style-name="P14">n+1</text:p>
      <text:p text:style-name="P14">,Dnd∗1</text:p>
      <text:p text:style-name="P14">n+1  </text:p>
      <text:p text:style-name="P11"/>
      <text:p text:style-name="P11">Эксперименты</text:p>
      <text:p text:style-name="P11"/>
      <text:p text:style-name="P9">УКАЗАТЬ РАЗМЕРЫ ГРИДА!!!</text:p>
      <text:p text:style-name="P17"><text:span text:style-name="T7">Для тестирования были выбраны объекты, использующиеся в диаграммах </text:span><text:span text:style-name="T12">QReal. Приведем графическое представление выбранных объектов </text:span><text:span text:style-name="T3">(сколько? Чего? Почему именно эти?)</text:span></text:p>
      <text:p text:style-name="P17"><text:span text:style-name="T10">Заметим, что процент распознанных жестов сильно отличается для разных </text:span><text:span text:style-name="T15">классов объектов. Распознаваемость зависит от того, насколько идеальный жест похож на другие идеальные жесты: чем сильнее похожи жесты, тем легче их перепутать. Вектор признаков, подсчитывающий количество ячеек в прямоугольнике, имеет невысокий процент распознавания, но хорошо распознает некоторые жесты, которые плохо распознаются алгоритмами, использующими другие вектора признаков. Поэтому было принято решение скомбинировать данный вектор признаков с вектором признаков, дающим наилучшую итоговую распознаваемость. Коэффициенты для линейной комбинации расстояний были подобраны эмпирически. Результаты распознавания жестов с помощью комбинации векторов признаков приведены в последней строке.</text:span></text:p>
      <text:p text:style-name="P15">Обучающая выборка состояла из 45 жестов, каждому из 9 объектов соответствовали 5 жестов пользователя.</text:p>
      <text:p text:style-name="P15">Заметим, что увеличение процента распознанных жестов зависит не только от обучающей выборки, но и от способа построения вектора признаков. К примеру, вектор признаков, подсчитывающий количество ячеек в полосе, после обучения показал улучшение распознаваемости на 40 %. В то время как вектор признаков, подсчитывающий количество ячеек в прямоугольнике, дал улучшение распознаваемости всего на 8 %. При последующей работе можно ввести двойное обучение — обучать вектора признаков вышеописанным способом, при этом рассматривая комбинацию не 2, а более векторов признаков. Как уже было сказано расстояние при этом вычисляется как линейная комбинация расстояний с неотрицательными коэффициентами.</text:p>
      <text:p text:style-name="P15">На данный момент лучшая распознаваемость после обучения составляет 90 % жестов пользователя для тестовой выборки из 1177 жестов. Это вполне удовлетворительный результат для распознавания жестов.</text:p>
      <text:p text:style-name="P11"/>
      <text:p text:style-name="P11">Заключение</text:p>
      <text:p text:style-name="P6"/>
      <text:p text:style-name="P27"><text:span text:style-name="T34">Были протестированы несколько алгоритмов распознавания </text:span>многоштриховых жестов, <text:span text:style-name="T33">независимых от количества и последовательности штрихов в жесте и направления движения мыши</text:span>.</text:p>
      <text:p text:style-name="P27">Был применен алгоритм обучения <text:span text:style-name="T21">k</text:span><text:span text:style-name="T32">-средних</text:span> для векторов признаков фиксированной размерности и расширен на множество признаков нефиксированной размерности.</text:p>
      <text:p text:style-name="P27"><text:soft-page-break/>На основании тестирования классификаторов без обучения был сделан вывод, что распознавание без обучения не удовлетворит пользователя. Но начальный порог распознавания и скорость обучения позволяют разработчикам не переучивать систему каждый раз при добавлении нового жеста, а предоставить пользователю возможность самому обучать приложение в процессе работы. Под начальным порогом распознавания подразумевается процент распознанных без обучения жестов, скорость обучения — отношение увеличения распознанных жестов к количеству жестов в обучающей выборке.</text:p>
      <text:p text:style-name="P27">На данный момент лучшая распознаваемость после обучения составляет 90 % жестов пользователя для тестовой выборки из 1177 жестов после обучения на выборке из 45 жестов. Это вполне удовлетворительный результат для распознавания жестов.</text:p>
      <text:p text:style-name="P5"/>
      <text:p text:style-name="P11">Список литературы</text:p>
      <text:p text:style-name="P32"/>
      <text:p text:style-name="P45">1) Cesar F. Pimentel, Manuel J. da Fonseca, Joaquim A. Jorge, Experimental</text:p>
      <text:p text:style-name="P27">evaluation of a trainable scribble recognizer for calligraphic interface // Graphics</text:p>
      <text:p text:style-name="P27">recognition : algorithms and applications, editors: Dorothea Blostein, Young-Bin</text:p>
      <text:p text:style-name="P27">Kwon, Ontario, Canada, 2001, p. 81-85</text:p>
      <text:p text:style-name="P46"/>
      <text:p text:style-name="P45"><text:span text:style-name="T21">2</text:span>) Don Willems, Ralph Niels, Marcel van Gerven, Louis Vuurpijl, Iconic and</text:p>
      <text:p text:style-name="P45">multi-stroke gestures recognition // Radboud University Nijmegen, URL</text:p>
      <text:p text:style-name="P41">http://www.cs.ru.nl/~marcelge/papers/willems2009.pdf </text:p>
      <text:p text:style-name="P16"/>
      <text:p text:style-name="P47"><text:span text:style-name="T31">3)</text:span><text:span text:style-name="T59">Kanungo, T.; Mount, D. M.; Netanyahu, N. S.; Piatko, C. D.; Silverman, R.; Wu, A. Y. (2002). "An efficient k-means clustering algorithm: Analysis and implementation". IEEE Trans. Pattern Analysis and Machine Intelligence </text:span><text:span text:style-name="T60">24</text:span><text:span text:style-name="T59">: 881–892 </text:span></text:p>
      <text:p text:style-name="P47"><text:span text:style-name="T59"/></text:p>
      <text:p text:style-name="P16"><text:span text:style-name="T21">4)</text:span> Kelly, S., Tolvanen, J.-P., Visual domain-specific modeling: benefits and experiences</text:p>
      <text:p text:style-name="P1">of using metaCASE tools, in: Bezivin, J., Ernst, J. (Eds.), Proceedings of International workshop on</text:p>
      <text:p text:style-name="P1">Model Engineering, ECOOP 2000</text:p>
      <text:p text:style-name="P1"/>
      <text:p text:style-name="P43"><text:span text:style-name="T19">5)Timofey Bryksin, Yuri Litvinov, Valentin Onossovski, Andrey N. Terekhov, <text:s/>Ubiq Mobile + QReal <text:s/>- a technology for development of distributed mobile services </text:span><text:a xlink:type="simple" xlink:href="https://docs.google.com/document/d/1hnOk_v5B9zJe_BudXg9LZiTp07ScF1QQ0AISgXRREG0/edit"><text:span text:style-name="T16">https://docs.google.com/document/d/1hnOk_v5B9zJe_BudXg9LZiTp07ScF1QQ0AISgXRREG0/edit</text:span></text:a></text:p>
      <text:p text:style-name="P43"><text:span text:style-name="T58"/></text:p>
      <text:p text:style-name="P43"><text:span text:style-name="T58">6)QReal metaCase technology overview</text:span><text:span text:style-name="T57"> </text:span><text:a xlink:type="simple" xlink:href="https://docs.google.com/document/d/1pw3H9QnzAqklO"><text:span text:style-name="T57">https://docs.google.com/document/d/1pw3H9QnzAqklO</text:span></text:a><text:a xlink:type="simple" xlink:href="https://docs.google.com/document/d/1pw3H9QnzAqklO43iYsy6r0JmwSILrgYQwYmYUzpuiU8/edit"><text:span text:style-name="T57">43iYsy6r0JmwSILrgYQwYmYUzpuiU8/edit</text:span></text:a></text:p>
      <text:p text:style-name="P42"><text:a xlink:type="simple" xlink:href="https://docs.google.com/document/d/1hnOk_v5B9zJe_BudXg9LZiTp07ScF1QQ0AISgXRREG0/edit"><text:span text:style-name="T53"/></text:a></text:p>
      <text:p text:style-name="P31"><text:span text:style-name="T21">7)</text:span>Xuejiang Cheng, Self-adjusting digital filter for smoothing computer</text:p>
      <text:p text:style-name="P46">mousemovement // Freepatentsonline. URL</text:p>
      <text:p text:style-name="P40">http://www.freepatentsonline.com/5661502.pdf </text:p>
      <text:p text:style-name="P46"/>
      <text:p text:style-name="P48"><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BoldMT" svg:font-family="Arial-BoldMT"/>
    <style:font-face style:name="ArialMT1"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6cm">
          <style:column style:rel-width="32767*" fo:start-indent="0cm" fo:end-indent="0.3cm"/>
          <style:column style:rel-width="32768*" fo:start-indent="0.3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7T15:08:29.53</meta:creation-date>
    <dc:date>2012-03-27T23:51:57.17</dc:date>
    <meta:editing-duration>P3DT4H34M10S</meta:editing-duration>
    <meta:editing-cycles>161</meta:editing-cycles>
    <meta:generator>LibreOffice/3.3$Win32 LibreOffice_project/330m19$Build-202</meta:generator>
    <meta:document-statistic meta:table-count="0" meta:image-count="0" meta:object-count="0" meta:page-count="7" meta:paragraph-count="111" meta:word-count="4442" meta:character-count="33232"/>
  </office:meta>
</office:document-meta>
</file>